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0.1717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1.4398in"/>
    </style:style>
    <style:style style:name="co12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erence</text:p>
          </table:table-cell>
          <table:table-cell table:number-columns-repeated="5"/>
          <table:table-cell office:value-type="string" calcext:value-type="string">
            <text:p>Time to get data</text:p>
          </table:table-cell>
          <table:table-cell table:number-columns-repeated="4"/>
          <table:table-cell office:value-type="string" calcext:value-type="string">
            <text:p>Time Between Reads</text:p>
          </table:table-cell>
          <table:table-cell table:number-columns-repeated="3"/>
        </table:table-row>
        <table:table-row table:style-name="ro1">
          <table:table-cell office:value-type="float" office:value="1400121343.351" calcext:value-type="float">
            <text:p>1400121343.351</text:p>
          </table:table-cell>
          <table:table-cell office:value-type="string" calcext:value-type="string">
            <text:p><text:s/>Getting SDR data...</text:p>
          </table:table-cell>
          <table:table-cell table:number-columns-repeated="3"/>
          <table:table-cell table:formula="of:=AVERAGE([.D3:.D35])" office:value-type="float" office:value="1.66503029881102" calcext:value-type="float">
            <text:p>1.6650302988</text:p>
          </table:table-cell>
          <table:table-cell office:value-type="string" calcext:value-type="string">
            <text:p>Average</text:p>
          </table:table-cell>
          <table:table-cell/>
          <table:table-cell office:value-type="float" office:value="1.60599994659424" calcext:value-type="float">
            <text:p>1.6059999466</text:p>
          </table:table-cell>
          <table:table-cell/>
          <table:table-cell table:formula="of:=AVERAGE([.I2:.I19])" office:value-type="float" office:value="1.61276468108682" calcext:value-type="float">
            <text:p>1.6127646811</text:p>
          </table:table-cell>
          <table:table-cell office:value-type="string" calcext:value-type="string">
            <text:p>Average</text:p>
          </table:table-cell>
          <table:table-cell/>
          <table:table-cell office:value-type="float" office:value="3.08400011062622" calcext:value-type="float">
            <text:p>3.0840001106</text:p>
          </table:table-cell>
          <table:table-cell/>
          <table:table-cell table:formula="of:=AVERAGE([.N2:.N19])" office:value-type="float" office:value="3.33362498879433" calcext:value-type="float">
            <text:p>3.333624988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344.97" calcext:value-type="float">
            <text:p>1400121344.97</text:p>
          </table:table-cell>
          <table:table-cell office:value-type="string" calcext:value-type="string">
            <text:p><text:s/>done</text:p>
          </table:table-cell>
          <table:table-cell table:formula="of:=[.A3]-[.A2]" office:value-type="float" office:value="1.61899995803833" calcext:value-type="float">
            <text:p>1.618999958</text:p>
          </table:table-cell>
          <table:table-cell office:value-type="float" office:value="1.4760000705719" calcext:value-type="float">
            <text:p>1.4760000706</text:p>
          </table:table-cell>
          <table:table-cell/>
          <table:table-cell table:formula="of:=STDEV([.D3:.D35])" office:value-type="float" office:value="0.166400388272163" calcext:value-type="float">
            <text:p>0.1664003883</text:p>
          </table:table-cell>
          <table:table-cell office:value-type="string" calcext:value-type="string">
            <text:p>Standard Deviation</text:p>
          </table:table-cell>
          <table:table-cell/>
          <table:table-cell office:value-type="float" office:value="1.60699987411499" calcext:value-type="float">
            <text:p>1.6069998741</text:p>
          </table:table-cell>
          <table:table-cell/>
          <table:table-cell table:formula="of:=STDEV([.I2:.I19])" office:value-type="float" office:value="0.00509325259659694" calcext:value-type="float">
            <text:p>0.0050932526</text:p>
          </table:table-cell>
          <table:table-cell office:value-type="string" calcext:value-type="string">
            <text:p>Standard Deviation</text:p>
          </table:table-cell>
          <table:table-cell/>
          <table:table-cell office:value-type="float" office:value="3.09299993515015" calcext:value-type="float">
            <text:p>3.0929999352</text:p>
          </table:table-cell>
          <table:table-cell/>
          <table:table-cell table:formula="of:=STDEV([.N2:.N19])" office:value-type="float" office:value="0.229595259718518" calcext:value-type="float">
            <text:p>0.2295952597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346.473" calcext:value-type="float">
            <text:p>1400121346.473</text:p>
          </table:table-cell>
          <table:table-cell office:value-type="string" calcext:value-type="string">
            <text:p><text:s/>Getting SDR data...</text:p>
          </table:table-cell>
          <table:table-cell table:formula="of:=[.A4]-[.A3]" office:value-type="float" office:value="1.50300002098084" calcext:value-type="float">
            <text:p>1.503000021</text:p>
          </table:table-cell>
          <table:table-cell office:value-type="float" office:value="1.48600006103516" calcext:value-type="float">
            <text:p>1.486000061</text:p>
          </table:table-cell>
          <table:table-cell/>
          <table:table-cell table:formula="of:=MIN([.D3:.D35])" office:value-type="float" office:value="1.4760000705719" calcext:value-type="float">
            <text:p>1.4760000706</text:p>
          </table:table-cell>
          <table:table-cell office:value-type="string" calcext:value-type="string">
            <text:p>Min</text:p>
          </table:table-cell>
          <table:table-cell/>
          <table:table-cell office:value-type="float" office:value="1.60800004005432" calcext:value-type="float">
            <text:p>1.6080000401</text:p>
          </table:table-cell>
          <table:table-cell/>
          <table:table-cell table:formula="of:=MIN([.I2:.I19])" office:value-type="float" office:value="1.60599994659424" calcext:value-type="float">
            <text:p>1.6059999466</text:p>
          </table:table-cell>
          <table:table-cell office:value-type="string" calcext:value-type="string">
            <text:p>Min</text:p>
          </table:table-cell>
          <table:table-cell/>
          <table:table-cell office:value-type="float" office:value="3.12000012397766" calcext:value-type="float">
            <text:p>3.120000124</text:p>
          </table:table-cell>
          <table:table-cell/>
          <table:table-cell table:formula="of:=MIN([.N2:.N19])" office:value-type="float" office:value="3.08400011062622" calcext:value-type="float">
            <text:p>3.0840001106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348.088" calcext:value-type="float">
            <text:p>1400121348.088</text:p>
          </table:table-cell>
          <table:table-cell office:value-type="string" calcext:value-type="string">
            <text:p><text:s/>done</text:p>
          </table:table-cell>
          <table:table-cell table:formula="of:=[.A5]-[.A4]" office:value-type="float" office:value="1.61500000953674" calcext:value-type="float">
            <text:p>1.6150000095</text:p>
          </table:table-cell>
          <table:table-cell office:value-type="float" office:value="1.50300002098084" calcext:value-type="float">
            <text:p>1.503000021</text:p>
          </table:table-cell>
          <table:table-cell/>
          <table:table-cell table:formula="of:=MAX([.D3:.D35])" office:value-type="float" office:value="2.30900001525879" calcext:value-type="float">
            <text:p>2.3090000153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1.60800004005432" calcext:value-type="float">
            <text:p>1.6080000401</text:p>
          </table:table-cell>
          <table:table-cell/>
          <table:table-cell table:formula="of:=MAX([.I2:.I19])" office:value-type="float" office:value="1.625" calcext:value-type="float">
            <text:p>1.625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3.12199997901916" calcext:value-type="float">
            <text:p>3.121999979</text:p>
          </table:table-cell>
          <table:table-cell/>
          <table:table-cell table:formula="of:=MAX([.N2:.N19])" office:value-type="float" office:value="3.92000007629395" calcext:value-type="float">
            <text:p>3.9200000763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350.112" calcext:value-type="float">
            <text:p>1400121350.112</text:p>
          </table:table-cell>
          <table:table-cell office:value-type="string" calcext:value-type="string">
            <text:p><text:s/>Getting SDR data...</text:p>
          </table:table-cell>
          <table:table-cell table:formula="of:=[.A6]-[.A5]" office:value-type="float" office:value="2.0239999294281" calcext:value-type="float">
            <text:p>2.0239999294</text:p>
          </table:table-cell>
          <table:table-cell office:value-type="float" office:value="1.507000207901" calcext:value-type="float">
            <text:p>1.5070002079</text:p>
          </table:table-cell>
          <table:table-cell/>
          <table:table-cell table:formula="of:=MEDIAN([.D3:.D35])" office:value-type="float" office:value="1.61199998855591" calcext:value-type="float">
            <text:p>1.6119999886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1.61099982261658" calcext:value-type="float">
            <text:p>1.6109998226</text:p>
          </table:table-cell>
          <table:table-cell/>
          <table:table-cell table:formula="of:=MEDIAN([.I2:.I19])" office:value-type="float" office:value="1.61199998855591" calcext:value-type="float">
            <text:p>1.6119999886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3.21799993515015" calcext:value-type="float">
            <text:p>3.2179999352</text:p>
          </table:table-cell>
          <table:table-cell/>
          <table:table-cell table:formula="of:=MEDIAN([.N2:.N19])" office:value-type="float" office:value="3.28100001811981" calcext:value-type="float">
            <text:p>3.2810000181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351.725" calcext:value-type="float">
            <text:p>1400121351.725</text:p>
          </table:table-cell>
          <table:table-cell office:value-type="string" calcext:value-type="string">
            <text:p><text:s/>done</text:p>
          </table:table-cell>
          <table:table-cell table:formula="of:=[.A7]-[.A6]" office:value-type="float" office:value="1.61299991607666" calcext:value-type="float">
            <text:p>1.6129999161</text:p>
          </table:table-cell>
          <table:table-cell office:value-type="float" office:value="1.59500002861023" calcext:value-type="float">
            <text:p>1.5950000286</text:p>
          </table:table-cell>
          <table:table-cell table:number-columns-repeated="4"/>
          <table:table-cell office:value-type="float" office:value="1.61100006103516" calcext:value-type="float">
            <text:p>1.611000061</text:p>
          </table:table-cell>
          <table:table-cell table:number-columns-repeated="4"/>
          <table:table-cell office:value-type="float" office:value="3.22000002861023" calcext:value-type="float">
            <text:p>3.2200000286</text:p>
          </table:table-cell>
          <table:table-cell table:number-columns-repeated="3"/>
        </table:table-row>
        <table:table-row table:style-name="ro1">
          <table:table-cell office:value-type="float" office:value="1400121353.232" calcext:value-type="float">
            <text:p>1400121353.232</text:p>
          </table:table-cell>
          <table:table-cell office:value-type="string" calcext:value-type="string">
            <text:p><text:s/>Getting SDR data...</text:p>
          </table:table-cell>
          <table:table-cell table:formula="of:=[.A8]-[.A7]" office:value-type="float" office:value="1.507000207901" calcext:value-type="float">
            <text:p>1.5070002079</text:p>
          </table:table-cell>
          <table:table-cell office:value-type="float" office:value="1.60599994659424" calcext:value-type="float">
            <text:p>1.6059999466</text:p>
          </table:table-cell>
          <table:table-cell table:number-columns-repeated="4"/>
          <table:table-cell office:value-type="float" office:value="1.61100006103516" calcext:value-type="float">
            <text:p>1.611000061</text:p>
          </table:table-cell>
          <table:table-cell table:number-columns-repeated="4"/>
          <table:table-cell office:value-type="float" office:value="3.22000002861023" calcext:value-type="float">
            <text:p>3.2200000286</text:p>
          </table:table-cell>
          <table:table-cell table:number-columns-repeated="3"/>
        </table:table-row>
        <table:table-row table:style-name="ro1">
          <table:table-cell office:value-type="float" office:value="1400121354.854" calcext:value-type="float">
            <text:p>1400121354.854</text:p>
          </table:table-cell>
          <table:table-cell office:value-type="string" calcext:value-type="string">
            <text:p><text:s/>done</text:p>
          </table:table-cell>
          <table:table-cell table:formula="of:=[.A9]-[.A8]" office:value-type="float" office:value="1.62199997901917" calcext:value-type="float">
            <text:p>1.621999979</text:p>
          </table:table-cell>
          <table:table-cell office:value-type="float" office:value="1.60599994659424" calcext:value-type="float">
            <text:p>1.6059999466</text:p>
          </table:table-cell>
          <table:table-cell table:number-columns-repeated="4"/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3.27999997138977" calcext:value-type="float">
            <text:p>3.2799999714</text:p>
          </table:table-cell>
          <table:table-cell table:number-columns-repeated="3"/>
        </table:table-row>
        <table:table-row table:style-name="ro1">
          <table:table-cell office:value-type="float" office:value="1400121356.711" calcext:value-type="float">
            <text:p>1400121356.711</text:p>
          </table:table-cell>
          <table:table-cell office:value-type="string" calcext:value-type="string">
            <text:p><text:s/>Getting SDR data...</text:p>
          </table:table-cell>
          <table:table-cell table:formula="of:=[.A10]-[.A9]" office:value-type="float" office:value="1.85699987411499" calcext:value-type="float">
            <text:p>1.8569998741</text:p>
          </table:table-cell>
          <table:table-cell office:value-type="float" office:value="1.60699987411499" calcext:value-type="float">
            <text:p>1.6069998741</text:p>
          </table:table-cell>
          <table:table-cell table:number-columns-repeated="4"/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3.28200006484985" calcext:value-type="float">
            <text:p>3.2820000648</text:p>
          </table:table-cell>
          <table:table-cell table:number-columns-repeated="3"/>
        </table:table-row>
        <table:table-row table:style-name="ro1">
          <table:table-cell office:value-type="float" office:value="1400121358.322" calcext:value-type="float">
            <text:p>1400121358.322</text:p>
          </table:table-cell>
          <table:table-cell office:value-type="string" calcext:value-type="string">
            <text:p><text:s/>done</text:p>
          </table:table-cell>
          <table:table-cell table:formula="of:=[.A11]-[.A10]" office:value-type="float" office:value="1.61100006103516" calcext:value-type="float">
            <text:p>1.611000061</text:p>
          </table:table-cell>
          <table:table-cell office:value-type="float" office:value="1.60800004005432" calcext:value-type="float">
            <text:p>1.6080000401</text:p>
          </table:table-cell>
          <table:table-cell table:number-columns-repeated="4"/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3.30099987983704" calcext:value-type="float">
            <text:p>3.3009998798</text:p>
          </table:table-cell>
          <table:table-cell table:number-columns-repeated="3"/>
        </table:table-row>
        <table:table-row table:style-name="ro1">
          <table:table-cell office:value-type="float" office:value="1400121360.311" calcext:value-type="float">
            <text:p>1400121360.311</text:p>
          </table:table-cell>
          <table:table-cell office:value-type="string" calcext:value-type="string">
            <text:p><text:s/>Getting SDR data...</text:p>
          </table:table-cell>
          <table:table-cell table:formula="of:=[.A12]-[.A11]" office:value-type="float" office:value="1.98900008201599" calcext:value-type="float">
            <text:p>1.989000082</text:p>
          </table:table-cell>
          <table:table-cell office:value-type="float" office:value="1.60800004005432" calcext:value-type="float">
            <text:p>1.6080000401</text:p>
          </table:table-cell>
          <table:table-cell table:number-columns-repeated="4"/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3.35999989509583" calcext:value-type="float">
            <text:p>3.3599998951</text:p>
          </table:table-cell>
          <table:table-cell table:number-columns-repeated="3"/>
        </table:table-row>
        <table:table-row table:style-name="ro1">
          <table:table-cell office:value-type="float" office:value="1400121361.924" calcext:value-type="float">
            <text:p>1400121361.924</text:p>
          </table:table-cell>
          <table:table-cell office:value-type="string" calcext:value-type="string">
            <text:p><text:s/>done</text:p>
          </table:table-cell>
          <table:table-cell table:formula="of:=[.A13]-[.A12]" office:value-type="float" office:value="1.61299991607666" calcext:value-type="float">
            <text:p>1.6129999161</text:p>
          </table:table-cell>
          <table:table-cell office:value-type="float" office:value="1.60800004005432" calcext:value-type="float">
            <text:p>1.6080000401</text:p>
          </table:table-cell>
          <table:table-cell table:number-columns-repeated="4"/>
          <table:table-cell office:value-type="float" office:value="1.61299991607666" calcext:value-type="float">
            <text:p>1.6129999161</text:p>
          </table:table-cell>
          <table:table-cell table:number-columns-repeated="4"/>
          <table:table-cell office:value-type="float" office:value="3.39999985694885" calcext:value-type="float">
            <text:p>3.3999998569</text:p>
          </table:table-cell>
          <table:table-cell table:number-columns-repeated="3"/>
        </table:table-row>
        <table:table-row table:style-name="ro1">
          <table:table-cell office:value-type="float" office:value="1400121363.591" calcext:value-type="float">
            <text:p>1400121363.591</text:p>
          </table:table-cell>
          <table:table-cell office:value-type="string" calcext:value-type="string">
            <text:p><text:s/>Getting SDR data...</text:p>
          </table:table-cell>
          <table:table-cell table:formula="of:=[.A14]-[.A13]" office:value-type="float" office:value="1.66700005531311" calcext:value-type="float">
            <text:p>1.6670000553</text:p>
          </table:table-cell>
          <table:table-cell office:value-type="float" office:value="1.61099982261658" calcext:value-type="float">
            <text:p>1.6109998226</text:p>
          </table:table-cell>
          <table:table-cell table:number-columns-repeated="4"/>
          <table:table-cell office:value-type="float" office:value="1.61299991607666" calcext:value-type="float">
            <text:p>1.6129999161</text:p>
          </table:table-cell>
          <table:table-cell table:number-columns-repeated="4"/>
          <table:table-cell office:value-type="float" office:value="3.47899985313416" calcext:value-type="float">
            <text:p>3.4789998531</text:p>
          </table:table-cell>
          <table:table-cell table:number-columns-repeated="3"/>
        </table:table-row>
        <table:table-row table:style-name="ro1">
          <table:table-cell office:value-type="float" office:value="1400121365.202" calcext:value-type="float">
            <text:p>1400121365.202</text:p>
          </table:table-cell>
          <table:table-cell office:value-type="string" calcext:value-type="string">
            <text:p><text:s/>done</text:p>
          </table:table-cell>
          <table:table-cell table:formula="of:=[.A15]-[.A14]" office:value-type="float" office:value="1.61099982261658" calcext:value-type="float">
            <text:p>1.6109998226</text:p>
          </table:table-cell>
          <table:table-cell office:value-type="float" office:value="1.61100006103516" calcext:value-type="float">
            <text:p>1.611000061</text:p>
          </table:table-cell>
          <table:table-cell table:number-columns-repeated="4"/>
          <table:table-cell office:value-type="float" office:value="1.61500000953674" calcext:value-type="float">
            <text:p>1.6150000095</text:p>
          </table:table-cell>
          <table:table-cell table:number-columns-repeated="4"/>
          <table:table-cell office:value-type="float" office:value="3.60000014305115" calcext:value-type="float">
            <text:p>3.6000001431</text:p>
          </table:table-cell>
          <table:table-cell table:number-columns-repeated="3"/>
        </table:table-row>
        <table:table-row table:style-name="ro1">
          <table:table-cell office:value-type="float" office:value="1400121366.991" calcext:value-type="float">
            <text:p>1400121366.991</text:p>
          </table:table-cell>
          <table:table-cell office:value-type="string" calcext:value-type="string">
            <text:p><text:s/>Getting SDR data...</text:p>
          </table:table-cell>
          <table:table-cell table:formula="of:=[.A16]-[.A15]" office:value-type="float" office:value="1.78900003433228" calcext:value-type="float">
            <text:p>1.7890000343</text:p>
          </table:table-cell>
          <table:table-cell office:value-type="float" office:value="1.61100006103516" calcext:value-type="float">
            <text:p>1.611000061</text:p>
          </table:table-cell>
          <table:table-cell table:number-columns-repeated="4"/>
          <table:table-cell office:value-type="float" office:value="1.61899995803833" calcext:value-type="float">
            <text:p>1.618999958</text:p>
          </table:table-cell>
          <table:table-cell table:number-columns-repeated="4"/>
          <table:table-cell office:value-type="float" office:value="3.63899993896484" calcext:value-type="float">
            <text:p>3.638999939</text:p>
          </table:table-cell>
          <table:table-cell table:number-columns-repeated="3"/>
        </table:table-row>
        <table:table-row table:style-name="ro1">
          <table:table-cell office:value-type="float" office:value="1400121368.603" calcext:value-type="float">
            <text:p>1400121368.603</text:p>
          </table:table-cell>
          <table:table-cell office:value-type="string" calcext:value-type="string">
            <text:p><text:s/>done</text:p>
          </table:table-cell>
          <table:table-cell table:formula="of:=[.A17]-[.A16]" office:value-type="float" office:value="1.61199998855591" calcext:value-type="float">
            <text:p>1.6119999886</text:p>
          </table:table-cell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1.62199997901917" calcext:value-type="float">
            <text:p>1.621999979</text:p>
          </table:table-cell>
          <table:table-cell table:number-columns-repeated="4"/>
          <table:table-cell office:value-type="float" office:value="3.92000007629395" calcext:value-type="float">
            <text:p>3.9200000763</text:p>
          </table:table-cell>
          <table:table-cell table:number-columns-repeated="3"/>
        </table:table-row>
        <table:table-row table:style-name="ro1">
          <table:table-cell office:value-type="float" office:value="1400121370.211" calcext:value-type="float">
            <text:p>1400121370.211</text:p>
          </table:table-cell>
          <table:table-cell office:value-type="string" calcext:value-type="string">
            <text:p><text:s/>Getting SDR data...</text:p>
          </table:table-cell>
          <table:table-cell table:formula="of:=[.A18]-[.A17]" office:value-type="float" office:value="1.60800004005432" calcext:value-type="float">
            <text:p>1.6080000401</text:p>
          </table:table-cell>
          <table:table-cell office:value-type="float" office:value="1.61199998855591" calcext:value-type="float">
            <text:p>1.6119999886</text:p>
          </table:table-cell>
          <table:table-cell table:number-columns-repeated="4"/>
          <table:table-cell office:value-type="float" office:value="1.625" calcext:value-type="float">
            <text:p>1.625</text:p>
          </table:table-cell>
          <table:table-cell table:number-columns-repeated="8"/>
        </table:table-row>
        <table:table-row table:style-name="ro1">
          <table:table-cell office:value-type="float" office:value="1400121371.836" calcext:value-type="float">
            <text:p>1400121371.836</text:p>
          </table:table-cell>
          <table:table-cell office:value-type="string" calcext:value-type="string">
            <text:p><text:s/>done</text:p>
          </table:table-cell>
          <table:table-cell table:formula="of:=[.A19]-[.A18]" office:value-type="float" office:value="1.625" calcext:value-type="float">
            <text:p>1.625</text:p>
          </table:table-cell>
          <table:table-cell office:value-type="float" office:value="1.61199998855591" calcext:value-type="float">
            <text:p>1.6119999886</text:p>
          </table:table-cell>
          <table:table-cell table:number-columns-repeated="13"/>
        </table:table-row>
        <table:table-row table:style-name="ro1">
          <table:table-cell office:value-type="float" office:value="1400121373.431" calcext:value-type="float">
            <text:p>1400121373.431</text:p>
          </table:table-cell>
          <table:table-cell office:value-type="string" calcext:value-type="string">
            <text:p><text:s/>Getting SDR data...</text:p>
          </table:table-cell>
          <table:table-cell table:formula="of:=[.A20]-[.A19]" office:value-type="float" office:value="1.59500002861023" calcext:value-type="float">
            <text:p>1.5950000286</text:p>
          </table:table-cell>
          <table:table-cell office:value-type="float" office:value="1.61199998855591" calcext:value-type="float">
            <text:p>1.6119999886</text:p>
          </table:table-cell>
          <table:table-cell table:number-columns-repeated="13"/>
        </table:table-row>
        <table:table-row table:style-name="ro1">
          <table:table-cell office:value-type="float" office:value="1400121375.042" calcext:value-type="float">
            <text:p>1400121375.042</text:p>
          </table:table-cell>
          <table:table-cell office:value-type="string" calcext:value-type="string">
            <text:p><text:s/>done</text:p>
          </table:table-cell>
          <table:table-cell table:formula="of:=[.A21]-[.A20]" office:value-type="float" office:value="1.61100006103516" calcext:value-type="float">
            <text:p>1.611000061</text:p>
          </table:table-cell>
          <table:table-cell office:value-type="float" office:value="1.61299991607666" calcext:value-type="float">
            <text:p>1.6129999161</text:p>
          </table:table-cell>
          <table:table-cell table:number-columns-repeated="13"/>
        </table:table-row>
        <table:table-row table:style-name="ro1">
          <table:table-cell office:value-type="float" office:value="1400121377.351" calcext:value-type="float">
            <text:p>1400121377.351</text:p>
          </table:table-cell>
          <table:table-cell office:value-type="string" calcext:value-type="string">
            <text:p><text:s/>Getting SDR data...</text:p>
          </table:table-cell>
          <table:table-cell table:formula="of:=[.A22]-[.A21]" office:value-type="float" office:value="2.30900001525879" calcext:value-type="float">
            <text:p>2.3090000153</text:p>
          </table:table-cell>
          <table:table-cell office:value-type="float" office:value="1.61299991607666" calcext:value-type="float">
            <text:p>1.6129999161</text:p>
          </table:table-cell>
          <table:table-cell table:number-columns-repeated="13"/>
        </table:table-row>
        <table:table-row table:style-name="ro1">
          <table:table-cell office:value-type="float" office:value="1400121378.963" calcext:value-type="float">
            <text:p>1400121378.963</text:p>
          </table:table-cell>
          <table:table-cell office:value-type="string" calcext:value-type="string">
            <text:p><text:s/>done</text:p>
          </table:table-cell>
          <table:table-cell table:formula="of:=[.A23]-[.A22]" office:value-type="float" office:value="1.61199998855591" calcext:value-type="float">
            <text:p>1.6119999886</text:p>
          </table:table-cell>
          <table:table-cell office:value-type="float" office:value="1.61500000953674" calcext:value-type="float">
            <text:p>1.6150000095</text:p>
          </table:table-cell>
          <table:table-cell table:number-columns-repeated="13"/>
        </table:table-row>
        <table:table-row table:style-name="ro1">
          <table:table-cell office:value-type="float" office:value="1400121380.711" calcext:value-type="float">
            <text:p>1400121380.711</text:p>
          </table:table-cell>
          <table:table-cell office:value-type="string" calcext:value-type="string">
            <text:p><text:s/>Getting SDR data...</text:p>
          </table:table-cell>
          <table:table-cell table:formula="of:=[.A24]-[.A23]" office:value-type="float" office:value="1.74799990653992" calcext:value-type="float">
            <text:p>1.7479999065</text:p>
          </table:table-cell>
          <table:table-cell office:value-type="float" office:value="1.61899995803833" calcext:value-type="float">
            <text:p>1.618999958</text:p>
          </table:table-cell>
          <table:table-cell table:number-columns-repeated="13"/>
        </table:table-row>
        <table:table-row table:style-name="ro1">
          <table:table-cell office:value-type="float" office:value="1400121382.323" calcext:value-type="float">
            <text:p>1400121382.323</text:p>
          </table:table-cell>
          <table:table-cell office:value-type="string" calcext:value-type="string">
            <text:p><text:s/>done</text:p>
          </table:table-cell>
          <table:table-cell table:formula="of:=[.A25]-[.A24]" office:value-type="float" office:value="1.61199998855591" calcext:value-type="float">
            <text:p>1.6119999886</text:p>
          </table:table-cell>
          <table:table-cell office:value-type="float" office:value="1.62199997901917" calcext:value-type="float">
            <text:p>1.621999979</text:p>
          </table:table-cell>
          <table:table-cell table:number-columns-repeated="13"/>
        </table:table-row>
        <table:table-row table:style-name="ro1">
          <table:table-cell office:value-type="float" office:value="1400121383.993" calcext:value-type="float">
            <text:p>1400121383.993</text:p>
          </table:table-cell>
          <table:table-cell office:value-type="string" calcext:value-type="string">
            <text:p><text:s/>Getting SDR data...</text:p>
          </table:table-cell>
          <table:table-cell table:formula="of:=[.A26]-[.A25]" office:value-type="float" office:value="1.67000007629395" calcext:value-type="float">
            <text:p>1.6700000763</text:p>
          </table:table-cell>
          <table:table-cell office:value-type="float" office:value="1.625" calcext:value-type="float">
            <text:p>1.625</text:p>
          </table:table-cell>
          <table:table-cell table:number-columns-repeated="13"/>
        </table:table-row>
        <table:table-row table:style-name="ro1">
          <table:table-cell office:value-type="float" office:value="1400121385.6" calcext:value-type="float">
            <text:p>1400121385.6</text:p>
          </table:table-cell>
          <table:table-cell office:value-type="string" calcext:value-type="string">
            <text:p><text:s/>done</text:p>
          </table:table-cell>
          <table:table-cell table:formula="of:=[.A27]-[.A26]" office:value-type="float" office:value="1.60699987411499" calcext:value-type="float">
            <text:p>1.6069998741</text:p>
          </table:table-cell>
          <table:table-cell office:value-type="float" office:value="1.66700005531311" calcext:value-type="float">
            <text:p>1.6670000553</text:p>
          </table:table-cell>
          <table:table-cell table:number-columns-repeated="13"/>
        </table:table-row>
        <table:table-row table:style-name="ro1">
          <table:table-cell office:value-type="float" office:value="1400121387.086" calcext:value-type="float">
            <text:p>1400121387.086</text:p>
          </table:table-cell>
          <table:table-cell office:value-type="string" calcext:value-type="string">
            <text:p><text:s/>Getting SDR data...</text:p>
          </table:table-cell>
          <table:table-cell table:formula="of:=[.A28]-[.A27]" office:value-type="float" office:value="1.48600006103516" calcext:value-type="float">
            <text:p>1.486000061</text:p>
          </table:table-cell>
          <table:table-cell office:value-type="float" office:value="1.67000007629395" calcext:value-type="float">
            <text:p>1.6700000763</text:p>
          </table:table-cell>
          <table:table-cell table:number-columns-repeated="13"/>
        </table:table-row>
        <table:table-row table:style-name="ro1">
          <table:table-cell office:value-type="float" office:value="1400121388.694" calcext:value-type="float">
            <text:p>1400121388.694</text:p>
          </table:table-cell>
          <table:table-cell office:value-type="string" calcext:value-type="string">
            <text:p><text:s/>done</text:p>
          </table:table-cell>
          <table:table-cell table:formula="of:=[.A29]-[.A28]" office:value-type="float" office:value="1.60800004005432" calcext:value-type="float">
            <text:p>1.6080000401</text:p>
          </table:table-cell>
          <table:table-cell office:value-type="float" office:value="1.6949999332428" calcext:value-type="float">
            <text:p>1.6949999332</text:p>
          </table:table-cell>
          <table:table-cell table:number-columns-repeated="13"/>
        </table:table-row>
        <table:table-row table:style-name="ro1">
          <table:table-cell office:value-type="float" office:value="1400121390.17" calcext:value-type="float">
            <text:p>1400121390.17</text:p>
          </table:table-cell>
          <table:table-cell office:value-type="string" calcext:value-type="string">
            <text:p><text:s/>Getting SDR data...</text:p>
          </table:table-cell>
          <table:table-cell table:formula="of:=[.A30]-[.A29]" office:value-type="float" office:value="1.4760000705719" calcext:value-type="float">
            <text:p>1.4760000706</text:p>
          </table:table-cell>
          <table:table-cell office:value-type="float" office:value="1.74799990653992" calcext:value-type="float">
            <text:p>1.7479999065</text:p>
          </table:table-cell>
          <table:table-cell table:number-columns-repeated="13"/>
        </table:table-row>
        <table:table-row table:style-name="ro1">
          <table:table-cell office:value-type="float" office:value="1400121391.776" calcext:value-type="float">
            <text:p>1400121391.776</text:p>
          </table:table-cell>
          <table:table-cell office:value-type="string" calcext:value-type="string">
            <text:p><text:s/>done</text:p>
          </table:table-cell>
          <table:table-cell table:formula="of:=[.A31]-[.A30]" office:value-type="float" office:value="1.60599994659424" calcext:value-type="float">
            <text:p>1.6059999466</text:p>
          </table:table-cell>
          <table:table-cell office:value-type="float" office:value="1.78900003433228" calcext:value-type="float">
            <text:p>1.7890000343</text:p>
          </table:table-cell>
          <table:table-cell table:number-columns-repeated="13"/>
        </table:table-row>
        <table:table-row table:style-name="ro1">
          <table:table-cell office:value-type="float" office:value="1400121393.471" calcext:value-type="float">
            <text:p>1400121393.471</text:p>
          </table:table-cell>
          <table:table-cell office:value-type="string" calcext:value-type="string">
            <text:p><text:s/>Getting SDR data...</text:p>
          </table:table-cell>
          <table:table-cell table:formula="of:=[.A32]-[.A31]" office:value-type="float" office:value="1.6949999332428" calcext:value-type="float">
            <text:p>1.6949999332</text:p>
          </table:table-cell>
          <table:table-cell office:value-type="float" office:value="1.85699987411499" calcext:value-type="float">
            <text:p>1.8569998741</text:p>
          </table:table-cell>
          <table:table-cell table:number-columns-repeated="13"/>
        </table:table-row>
        <table:table-row table:style-name="ro1">
          <table:table-cell office:value-type="float" office:value="1400121395.083" calcext:value-type="float">
            <text:p>1400121395.083</text:p>
          </table:table-cell>
          <table:table-cell office:value-type="string" calcext:value-type="string">
            <text:p><text:s/>done</text:p>
          </table:table-cell>
          <table:table-cell table:formula="of:=[.A33]-[.A32]" office:value-type="float" office:value="1.61199998855591" calcext:value-type="float">
            <text:p>1.6119999886</text:p>
          </table:table-cell>
          <table:table-cell office:value-type="float" office:value="1.98900008201599" calcext:value-type="float">
            <text:p>1.989000082</text:p>
          </table:table-cell>
          <table:table-cell table:number-columns-repeated="13"/>
        </table:table-row>
        <table:table-row table:style-name="ro1">
          <table:table-cell office:value-type="float" office:value="1400121396.689" calcext:value-type="float">
            <text:p>1400121396.689</text:p>
          </table:table-cell>
          <table:table-cell office:value-type="string" calcext:value-type="string">
            <text:p><text:s/>Getting SDR data...</text:p>
          </table:table-cell>
          <table:table-cell table:formula="of:=[.A34]-[.A33]" office:value-type="float" office:value="1.60599994659424" calcext:value-type="float">
            <text:p>1.6059999466</text:p>
          </table:table-cell>
          <table:table-cell office:value-type="float" office:value="2.0239999294281" calcext:value-type="float">
            <text:p>2.0239999294</text:p>
          </table:table-cell>
          <table:table-cell table:number-columns-repeated="13"/>
        </table:table-row>
        <table:table-row table:style-name="ro1">
          <table:table-cell office:value-type="float" office:value="1400121398.297" calcext:value-type="float">
            <text:p>1400121398.297</text:p>
          </table:table-cell>
          <table:table-cell office:value-type="string" calcext:value-type="string">
            <text:p><text:s/>done</text:p>
          </table:table-cell>
          <table:table-cell table:formula="of:=[.A35]-[.A34]" office:value-type="float" office:value="1.60800004005432" calcext:value-type="float">
            <text:p>1.6080000401</text:p>
          </table:table-cell>
          <table:table-cell office:value-type="float" office:value="2.30900001525879" calcext:value-type="float">
            <text:p>2.3090000153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N2:Sheet1.N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3:46:17.033280450</meta:creation-date>
    <dc:date>2015-07-23T13:54:28.522908636</dc:date>
    <dc:creator>Nathan Hui</dc:creator>
    <meta:editing-duration>PT8M11S</meta:editing-duration>
    <meta:editing-cycles>2</meta:editing-cycles>
    <meta:generator>LibreOffice/4.3.6.2$Linux_X86_64 LibreOffice_project/d50a87b2e514536ed401c18000dad4660b6a169e</meta:generator>
    <meta:document-statistic meta:table-count="1" meta:cell-count="202" meta:object-count="0"/>
  </office:meta>
</office:document-meta>
</file>